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81"/>
    </style:style>
    <style:style style:name="ce2" style:family="table-cell" style:parent-style-name="Default">
      <style:table-cell-properties fo:border="0.06pt solid #757575"/>
    </style:style>
    <style:style style:name="ce3" style:family="table-cell" style:parent-style-name="Default">
      <style:table-cell-properties style:text-align-source="fix" style:repeat-content="false" fo:border="0.06pt solid #757575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757575"/>
    </style:style>
    <style:style style:name="ce10" style:family="table-cell" style:parent-style-name="Default">
      <style:table-cell-properties fo:background-color="#3d5afe" fo:border="0.06pt solid #75757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caDynamixel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9"/>
        <table:table-column table:style-name="co5" table:default-cell-style-name="ce5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Empaquetado</text:p>
          </table:table-cell>
          <table:table-cell table:style-name="ce1" office:value-type="string" calcext:value-type="string">
            <text:p>Cantidad total</text:p>
          </table:table-cell>
          <table:table-cell table:style-name="ce1" office:value-type="string" calcext:value-type="string">
            <text:p>Identificación</text:p>
          </table:table-cell>
          <table:table-cell table:style-name="ce1" office:value-type="string" calcext:value-type="string">
            <text:p>Suministrador y ref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D_SOD-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SZ4700-G3-0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x_SPOX-5267_22-03-5035_03x2.54mm_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x_Microfit3_Header_02x01_Angled_43045-020x</text:p>
          </table:table-cell>
          <table:table-cell table:formula="of:=9+24" office:value-type="float" office:value="33" calcext:value-type="float">
            <text:p>33</text:p>
          </table:table-cell>
          <table:table-cell office:value-type="string" calcext:value-type="string">
            <text:p>PWR-Servo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_Header_Straight_1x15_Pitch2.54m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DER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-252-3_TabPi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DD9411L-f08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IC127P1030X265-2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alBlock_bornier-2_P5.08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FET_OU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alBlock_bornier-3_P5.08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Y_OU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elec_6.3x5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uF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080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nF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08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7uF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y 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S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00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y_SPDT_OMRON-G5LE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5LE-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x_Microfit3_Header_02x02_Angled_43045-040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OR_POWER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-252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OD4184A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80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R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k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0R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FN-28-1EP_6x6mm_Pitch0.65m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B9051FTG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P-4_W7.6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8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6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k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6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k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6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R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SO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A96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k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ST_XH_B06B-XH-A_06x2.50mm_Straight <text:s/>PZ-13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_01X0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x_Microfit3_Header_02x01_Straight_43045-02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O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/>
          <table:table-cell table:style-name="ce4"/>
          <table:table-cell table:number-columns-repeated="2"/>
        </table:table-row>
        <table:table-row table:style-name="ro1" table:number-rows-repeated="5">
          <table:table-cell table:style-name="Default" table:number-columns-repeated="5"/>
          <table:table-cell table:style-name="ce4"/>
          <table:table-cell table:number-columns-repeated="2"/>
        </table:table-row>
        <table:table-row table:style-name="ro1" table:number-rows-repeated="5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ce4"/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9:25:27.9875601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1T22:02:22.583851782</dc:date>
    <meta:editing-duration>PT17M39S</meta:editing-duration>
    <meta:editing-cycles>5</meta:editing-cycles>
    <meta:document-statistic meta:table-count="1" meta:cell-count="135" meta:object-count="0"/>
  </office:meta>
</office:document-meta>
</file>